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26pt" officeooo:rsid="0021a159" officeooo:paragraph-rsid="0021a159" style:font-size-asian="26pt" style:font-size-complex="26pt"/>
    </style:style>
    <style:style style:name="P2" style:family="paragraph" style:parent-style-name="Header">
      <style:text-properties fo:font-size="13pt" officeooo:rsid="0021a159" officeooo:paragraph-rsid="0021a159" style:font-size-asian="13pt" style:font-size-complex="13pt"/>
    </style:style>
    <style:style style:name="P3" style:family="paragraph" style:parent-style-name="Standard">
      <style:text-properties officeooo:rsid="001fe926" officeooo:paragraph-rsid="001fe926"/>
    </style:style>
    <style:style style:name="P4" style:family="paragraph" style:parent-style-name="Standard">
      <style:text-properties officeooo:paragraph-rsid="001fe926"/>
    </style:style>
    <style:style style:name="P5" style:family="paragraph" style:parent-style-name="Standard">
      <style:text-properties fo:font-size="26pt" fo:font-weight="bold" officeooo:rsid="001fe926" officeooo:paragraph-rsid="001fe926" style:font-size-asian="26pt" style:font-weight-asian="bold" style:font-size-complex="26pt" style:font-weight-complex="bold"/>
    </style:style>
    <style:style style:name="P6" style:family="paragraph" style:parent-style-name="Standard">
      <style:text-properties fo:font-size="26pt" fo:font-weight="bold" officeooo:rsid="001fe926" officeooo:paragraph-rsid="002161b8" style:font-size-asian="26pt" style:font-weight-asian="bold" style:font-size-complex="26pt" style:font-weight-complex="bold"/>
    </style:style>
    <style:style style:name="P7" style:family="paragraph" style:parent-style-name="Standard">
      <style:text-properties fo:font-size="12pt" fo:font-weight="normal" officeooo:rsid="002161b8" officeooo:paragraph-rsid="002161b8" style:font-size-asian="10.5pt" style:font-weight-asian="normal" style:font-size-complex="12pt" style:font-weight-complex="normal"/>
    </style:style>
    <style:style style:name="P8" style:family="paragraph" style:parent-style-name="Standard">
      <style:text-properties officeooo:rsid="00228349" officeooo:paragraph-rsid="00228349"/>
    </style:style>
    <style:style style:name="P9" style:family="paragraph" style:parent-style-name="Standard">
      <style:text-properties officeooo:rsid="0022feeb" officeooo:paragraph-rsid="00231d01"/>
    </style:style>
    <style:style style:name="P10" style:family="paragraph" style:parent-style-name="Standard">
      <style:text-properties officeooo:rsid="00231d01" officeooo:paragraph-rsid="00231d01"/>
    </style:style>
    <style:style style:name="P11" style:family="paragraph" style:parent-style-name="Standard" style:list-style-name="L1">
      <style:text-properties officeooo:rsid="00231d01" officeooo:paragraph-rsid="00231d01"/>
    </style:style>
    <style:style style:name="P12" style:family="paragraph" style:parent-style-name="Header">
      <style:text-properties fo:font-size="13pt" officeooo:rsid="0021a159" officeooo:paragraph-rsid="0021a159" style:font-size-asian="13pt" style:font-size-complex="13pt"/>
    </style:style>
    <style:style style:name="T1" style:family="text">
      <style:text-properties officeooo:rsid="001fe926"/>
    </style:style>
    <style:style style:name="T2" style:family="text">
      <style:text-properties officeooo:rsid="002161b8"/>
    </style:style>
    <style:style style:name="T3" style:family="text">
      <style:text-properties fo:font-size="20pt" style:font-size-asian="20pt" style:font-size-complex="20pt"/>
    </style:style>
    <style:style style:name="T4" style:family="text">
      <style:text-properties fo:font-size="20pt" officeooo:rsid="002161b8" style:font-size-asian="20pt" style:font-size-complex="20pt"/>
    </style:style>
    <style:style style:name="T5" style:family="text">
      <style:text-properties officeooo:rsid="00231d0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text:bookmark-start text:name="__DdeLink__1_443516844"/><text:span text:style-name="T3">Introduction</text:span><text:bookmark-end text:name="__DdeLink__1_443516844"/> </text:p>
      <text:p text:style-name="P3"/>
      <text:p text:style-name="P4"><text:span text:style-name="T1">This paper uses a Recurrent Nueral Networks to find a r</text:span>ecursive structure is commonly found in the inputs of different modalities such as natural scene images or natural language sentences. This is the first deep learning work which learns full scene segmentation, annotation and classification. The same algorithm can be used both to provide a competitive syntactic parser for natural language sentences from the Penn Treebank and to outperform alternative approaches for semantic scene segmentation, annotation and classification. </text:p>
      <text:p text:style-name="P4"/>
      <text:p text:style-name="P4"><text:span text:style-name="T1">This particular approach for NLP is </text:span>different in that it handles variable sized sentences in a natural way and captures the recursive nature of natural language. Furthermore, it jointly learns parsing decisions, categories for each phrase and phrase feature embeddings which capture the semantics of their constituents</text:p>
      <text:p text:style-name="P4"/>
      <text:p text:style-name="P8">Core Idea</text:p>
      <text:p text:style-name="P8"/>
      <text:p text:style-name="P8">The following figure describes the recursive structure that is present in the images and the sentences.</text:p>
      <text:p text:style-name="P8"/>
      <text:p text:style-name="P8"/>
      <text:p text:style-name="P8">Images are first over segmented into regions which are later mapped to semantic feature vector using a neural network. These features are <text:s/>then used as an input to the RNN, which decides wheather or not to merge the neighboring images. This is decided based on a score which is higher if the neighboring images are similar.</text:p>
      <text:p text:style-name="P10"/>
      <text:p text:style-name="P10">In total the RNN computed 3 outputs : </text:p>
      <text:list xml:id="list6004039306176761047" text:style-name="L1">
        <text:list-item>
          <text:p text:style-name="P11">Score, wheather to merge or not</text:p>
        </text:list-item>
        <text:list-item>
          <text:p text:style-name="P11">a new semantic feature representation for this larger region</text:p>
        </text:list-item>
        <text:list-item>
          <text:p text:style-name="P11">Class label</text:p>
          <text:p text:style-name="P11"/>
        </text:list-item>
      </text:list>
      <text:p text:style-name="P9">The same procedure is applied to parsing of words too. <text:span text:style-name="T5">The semactic features are given as an input to the RNN, then they are merged into phrases in a syntactically and semantically meaningful order.</text:span></text:p>
      <text:p text:style-name="P6"><text:span text:style-name="T3">In</text:span><text:span text:style-name="T4">put Represetation</text:span><text:span text:style-name="T2"> </text:span></text:p>
      <text:p text:style-name="P6"/>
      <text:p text:style-name="P7">The images are divided in segemets by scenes as described by a paper by Gould et al., 2009)</text:p>
      <text:p text:style-name="P7"><text:soft-page-break/>Then the feature represenations are found by training the RNN using a the sigmoid as the activation function.</text:p>
      <text:p text:style-name="P7"/>
      <text:p text:style-name="P7">For sentences the bag of words model is used where we map the words to a vector made from a fixed size vocubla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6pt" officeooo:rsid="0021a159" officeooo:paragraph-rsid="0021a159" style:font-size-asian="26pt" style:font-size-complex="26pt"/>
    </style:style>
    <style:style style:name="MP2" style:family="paragraph" style:parent-style-name="Header">
      <style:text-properties fo:font-size="13pt" officeooo:rsid="0021a159" officeooo:paragraph-rsid="0021a159" style:font-size-asian="13pt" style:font-size-complex="13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rsing Natural Scenes and Natural Language </text:p>
        <text:p text:style-name="MP1">with Recursive Neural Networks</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12:13:24.476991988</meta:creation-date>
    <dc:date>2015-10-16T18:22:02.078842614</dc:date>
    <meta:editing-duration>PT33M7S</meta:editing-duration>
    <meta:editing-cycles>3</meta:editing-cycles>
    <meta:generator>LibreOffice/4.2.8.2$Linux_X86_64 LibreOffice_project/420m0$Build-2</meta:generator>
    <meta:document-statistic meta:table-count="0" meta:image-count="0" meta:object-count="0" meta:page-count="2" meta:paragraph-count="18" meta:word-count="334" meta:character-count="2050" meta:non-whitespace-character-count="1729"/>
  </office:meta>
</office:document-meta>
</file>